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Wingdings1" svg:font-family="Wingdings"/>
    <style:font-face style:name="Palatino Linotype" svg:font-family="'Palatino Linotype'" style:font-family-generic="roman"/>
    <style:font-face style:name="Courier New" svg:font-family="'Courier New'" style:font-family-generic="modern" style:font-pitch="fixed"/>
    <style:font-face style:name="Palatino Linotype1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57.8mm" fo:margin-top="0mm" fo:margin-bottom="4mm" table:align="left" table:border-model="separating"/>
    </style:style>
    <style:style style:name="Table1.A" style:family="table-column">
      <style:table-column-properties style:column-width="14.98mm"/>
    </style:style>
    <style:style style:name="Table1.B" style:family="table-column">
      <style:table-column-properties style:column-width="22.47mm"/>
    </style:style>
    <style:style style:name="Table1.C" style:family="table-column">
      <style:table-column-properties style:column-width="20.36mm"/>
    </style:style>
    <style:style style:name="Table1.A1" style:family="table-cell">
      <style:table-cell-properties fo:background-color="transparent" fo:padding="0.97m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1.B1" style:family="table-cell">
      <style:table-cell-properties fo:background-color="transparent" fo:padding="0.97mm" fo:border="1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97mm" fo:border="1pt solid #ffffff" style:writing-mode="page">
        <style:background-image/>
      </style:table-cell-properties>
    </style:style>
    <style:style style:name="Table3" style:family="table">
      <style:table-properties style:width="165.1mm" table:align="margins"/>
    </style:style>
    <style:style style:name="Table3.A" style:family="table-column">
      <style:table-column-properties style:column-width="92.83mm" style:rel-column-width="36849*"/>
    </style:style>
    <style:style style:name="Table3.B" style:family="table-column">
      <style:table-column-properties style:column-width="23.76mm" style:rel-column-width="9431*"/>
    </style:style>
    <style:style style:name="Table3.C" style:family="table-column">
      <style:table-column-properties style:column-width="5.43mm" style:rel-column-width="2156*"/>
    </style:style>
    <style:style style:name="Table3.H" style:family="table-column">
      <style:table-column-properties style:column-width="21.34mm" style:rel-column-width="8475*"/>
    </style:style>
    <style:style style:name="Table3.A1" style:family="table-cell">
      <style:table-cell-properties style:vertical-align="middle" fo:padding="1.01mm" fo:border="none" style:writing-mode="page"/>
    </style:style>
    <style:style style:name="Table2" style:family="table">
      <style:table-properties style:width="51.45mm" fo:margin-top="0mm" fo:margin-bottom="4mm" table:align="left" table:border-model="separating"/>
    </style:style>
    <style:style style:name="Table2.A" style:family="table-column">
      <style:table-column-properties style:column-width="11.24mm"/>
    </style:style>
    <style:style style:name="Table2.B" style:family="table-column">
      <style:table-column-properties style:column-width="18.24mm"/>
    </style:style>
    <style:style style:name="Table2.C" style:family="table-column">
      <style:table-column-properties style:column-width="21.98mm"/>
    </style:style>
    <style:style style:name="Table2.A1" style:family="table-cell">
      <style:table-cell-properties fo:background-color="transparent" fo:padding="0.97m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2.B1" style:family="table-cell">
      <style:table-cell-properties fo:background-color="transparent" fo:padding="0.97mm" fo:border="1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97mm" fo:border="1pt solid #ffffff" style:writing-mode="page">
        <style:background-image/>
      </style:table-cell-properties>
    </style:style>
    <style:style style:name="Table4" style:family="table">
      <style:table-properties style:width="165.1mm" table:align="margins"/>
    </style:style>
    <style:style style:name="Table4.A" style:family="table-column">
      <style:table-column-properties style:column-width="92.83mm" style:rel-column-width="36850*"/>
    </style:style>
    <style:style style:name="Table4.B" style:family="table-column">
      <style:table-column-properties style:column-width="23.76mm" style:rel-column-width="9433*"/>
    </style:style>
    <style:style style:name="Table4.C" style:family="table-column">
      <style:table-column-properties style:column-width="5.43mm" style:rel-column-width="2156*"/>
    </style:style>
    <style:style style:name="Table4.H" style:family="table-column">
      <style:table-column-properties style:column-width="21.34mm" style:rel-column-width="8472*"/>
    </style:style>
    <style:style style:name="Table4.A1" style:family="table-cell">
      <style:table-cell-properties style:vertical-align="middle" fo:padding="1.01mm" fo:border="none" style:writing-mode="page"/>
    </style:style>
    <style:style style:name="Table5" style:family="table">
      <style:table-properties style:width="165.1mm" table:align="margins"/>
    </style:style>
    <style:style style:name="Table5.A" style:family="table-column">
      <style:table-column-properties style:column-width="92.83mm" style:rel-column-width="36849*"/>
    </style:style>
    <style:style style:name="Table5.B" style:family="table-column">
      <style:table-column-properties style:column-width="23.76mm" style:rel-column-width="9431*"/>
    </style:style>
    <style:style style:name="Table5.C" style:family="table-column">
      <style:table-column-properties style:column-width="5.43mm" style:rel-column-width="2156*"/>
    </style:style>
    <style:style style:name="Table5.H" style:family="table-column">
      <style:table-column-properties style:column-width="21.34mm" style:rel-column-width="8475*"/>
    </style:style>
    <style:style style:name="Table5.A1" style:family="table-cell">
      <style:table-cell-properties style:vertical-align="middle" fo:padding="1.01mm" fo:border="none" style:writing-mode="page"/>
    </style:style>
    <style:style style:name="Table6" style:family="table">
      <style:table-properties style:width="165.1mm" table:align="margins"/>
    </style:style>
    <style:style style:name="Table6.A" style:family="table-column">
      <style:table-column-properties style:column-width="92.83mm" style:rel-column-width="36850*"/>
    </style:style>
    <style:style style:name="Table6.B" style:family="table-column">
      <style:table-column-properties style:column-width="23.76mm" style:rel-column-width="9433*"/>
    </style:style>
    <style:style style:name="Table6.C" style:family="table-column">
      <style:table-column-properties style:column-width="5.43mm" style:rel-column-width="2156*"/>
    </style:style>
    <style:style style:name="Table6.H" style:family="table-column">
      <style:table-column-properties style:column-width="21.34mm" style:rel-column-width="8472*"/>
    </style:style>
    <style:style style:name="Table6.A1" style:family="table-cell">
      <style:table-cell-properties style:vertical-align="middle" fo:padding="1.01mm" fo:border="none" style:writing-mode="page"/>
    </style:style>
    <style:style style:name="P1" style:family="paragraph" style:parent-style-name="Normal">
      <style:paragraph-properties fo:text-align="center" style:justify-single-word="false"/>
      <style:text-properties style:font-name="Palatino Linotype1" fo:font-size="10pt" fo:font-style="italic" style:font-size-asian="10pt" style:font-style-asian="italic" style:font-size-complex="10pt"/>
    </style:style>
    <style:style style:name="P2" style:family="paragraph" style:parent-style-name="Normal">
      <style:text-properties style:font-name="Palatino Linotype1" fo:font-size="10pt" style:font-size-asian="10pt" style:font-size-complex="10pt"/>
    </style:style>
    <style:style style:name="P3" style:family="paragraph" style:parent-style-name="Normal">
      <style:paragraph-properties fo:text-align="center" style:justify-single-word="false"/>
      <style:text-properties style:font-name="Palatino Linotype1" fo:font-size="14pt" fo:font-weight="bold" style:font-size-asian="14pt" style:font-weight-asian="bold" style:font-size-complex="14pt"/>
    </style:style>
    <style:style style:name="P4" style:family="paragraph" style:parent-style-name="Normal">
      <style:paragraph-properties fo:text-align="center" style:justify-single-word="false"/>
      <style:text-properties style:font-name="Palatino Linotype1" fo:font-size="14pt" fo:font-weight="bold" officeooo:rsid="00183e1b" officeooo:paragraph-rsid="001a3c88" style:font-size-asian="14pt" style:font-weight-asian="bold" style:font-size-complex="14pt"/>
    </style:style>
    <style:style style:name="P5" style:family="paragraph" style:parent-style-name="Normal">
      <style:paragraph-properties fo:text-align="center" style:justify-single-word="false"/>
      <style:text-properties style:font-name="Palatino Linotype1" fo:font-size="14pt" style:font-size-asian="14pt" style:font-size-complex="14pt"/>
    </style:style>
    <style:style style:name="P6" style:family="paragraph" style:parent-style-name="Standard">
      <style:text-properties style:font-name="Palatino Linotype1" fo:font-size="12pt" fo:language="nl" fo:country="NL" officeooo:rsid="001a3c88" officeooo:paragraph-rsid="001a3c88" style:font-size-asian="12pt" style:font-size-complex="12pt"/>
    </style:style>
    <style:style style:name="P7" style:family="paragraph" style:parent-style-name="Standard">
      <style:text-properties style:font-name="Palatino Linotype1" fo:font-size="12pt" fo:language="nl" fo:country="NL" officeooo:rsid="001a3c88" officeooo:paragraph-rsid="001cceca" style:font-size-asian="12pt" style:font-size-complex="12pt"/>
    </style:style>
    <style:style style:name="P8" style:family="paragraph" style:parent-style-name="Standard">
      <style:text-properties style:font-name="Palatino Linotype1" fo:font-size="12pt" fo:language="nl" fo:country="NL" officeooo:rsid="001cceca" officeooo:paragraph-rsid="001cceca" style:font-size-asian="12pt" style:font-size-complex="12pt"/>
    </style:style>
    <style:style style:name="P9" style:family="paragraph" style:parent-style-name="Standard">
      <style:text-properties style:font-name="Palatino Linotype1" fo:font-size="12pt" fo:language="nl" fo:country="NL" officeooo:rsid="001e2664" officeooo:paragraph-rsid="001e2664" style:font-size-asian="12pt" style:font-size-complex="12pt"/>
    </style:style>
    <style:style style:name="P10" style:family="paragraph" style:parent-style-name="Standard">
      <style:text-properties style:font-name="Palatino Linotype1" fo:font-size="12pt" fo:language="nl" fo:country="NL" officeooo:rsid="001adb1c" officeooo:paragraph-rsid="001adb1c" style:font-size-asian="12pt" style:font-size-complex="12pt"/>
    </style:style>
    <style:style style:name="P11" style:family="paragraph" style:parent-style-name="Standard">
      <loext:graphic-properties draw:fill="solid" draw:fill-color="#666666" draw:opacity="100%"/>
      <style:paragraph-properties fo:background-color="#666666"/>
      <style:text-properties fo:font-size="10pt" officeooo:rsid="001e2664" officeooo:paragraph-rsid="001e2664" style:font-size-asian="10pt" style:font-size-complex="10pt"/>
    </style:style>
    <style:style style:name="P12" style:family="paragraph" style:parent-style-name="Standard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fo:color="#000000" style:text-outline="false" style:text-line-through-style="none" style:text-line-through-type="none" style:font-name="Palatino Linotype1" fo:font-size="12pt" fo:language="nl" fo:country="NL" fo:font-style="normal" fo:text-shadow="none" style:text-underline-style="none" fo:font-weight="normal" officeooo:rsid="001a3c88" officeooo:paragraph-rsid="001a3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fo:color="#000000" style:text-outline="false" style:text-line-through-style="none" style:text-line-through-type="none" style:font-name="Palatino Linotype1" fo:font-size="12pt" fo:language="nl" fo:country="NL" fo:font-style="normal" fo:text-shadow="none" style:text-underline-style="none" fo:font-weight="normal" officeooo:rsid="001a3c88" officeooo:paragraph-rsid="001cce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cce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left="0mm" fo:margin-right="0mm" fo:text-indent="0mm" style:auto-text-indent="false"/>
      <style:text-properties style:font-name="Palatino Linotype1" fo:font-size="12pt" fo:language="nl" fo:country="NL" officeooo:rsid="001cceca" officeooo:paragraph-rsid="001e2664" style:font-size-asian="12pt" style:font-size-complex="12pt"/>
    </style:style>
    <style:style style:name="P17" style:family="paragraph" style:parent-style-name="Standard">
      <style:paragraph-properties fo:margin-left="0mm" fo:margin-right="0mm" fo:text-indent="0mm" style:auto-text-indent="false"/>
      <style:text-properties style:font-name="Palatino Linotype1" fo:font-size="12pt" fo:language="nl" fo:country="NL" officeooo:rsid="001e2664" officeooo:paragraph-rsid="001e2664" style:font-size-asian="12pt" style:font-size-complex="12pt"/>
    </style:style>
    <style:style style:name="P18" style:family="paragraph" style:parent-style-name="Standard">
      <style:paragraph-properties fo:margin-left="0mm" fo:margin-right="0mm" fo:text-indent="0mm" style:auto-text-indent="false"/>
      <style:text-properties style:font-name="Palatino Linotype1" fo:font-size="14pt" fo:language="nl" fo:country="NL" fo:font-weight="bold" officeooo:paragraph-rsid="001e2664" style:font-size-asian="14pt" style:font-weight-asian="bold" style:font-size-complex="14pt"/>
    </style:style>
    <style:style style:name="P19" style:family="paragraph" style:parent-style-name="Table_20_Contents">
      <style:paragraph-properties style:writing-mode="lr-tb"/>
      <style:text-properties style:font-name="Palatino Linotype1" fo:font-size="10pt" officeooo:paragraph-rsid="001e7e18" style:font-size-asian="10pt" style:font-size-complex="10pt"/>
    </style:style>
    <style:style style:name="P20" style:family="paragraph" style:parent-style-name="Table_20_Contents">
      <style:text-properties style:font-name="Palatino Linotype1"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1"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1" fo:font-size="12pt" officeooo:paragraph-rsid="001e7e18" style:font-size-asian="12pt" style:font-size-complex="12pt"/>
    </style:style>
    <style:style style:name="P23" style:family="paragraph" style:parent-style-name="Table_20_Contents">
      <style:paragraph-properties fo:text-align="end" style:justify-single-word="false"/>
      <style:text-properties style:font-name="Palatino Linotype1" fo:font-size="12pt" style:font-size-asian="12pt" style:font-size-complex="12pt"/>
    </style:style>
    <style:style style:name="P24" style:family="paragraph" style:parent-style-name="Table_20_Contents">
      <style:paragraph-properties fo:text-align="end" style:justify-single-word="false"/>
      <style:text-properties style:font-name="Palatino Linotype1" fo:font-size="12pt" officeooo:paragraph-rsid="001e7e18" style:font-size-asian="12pt" style:font-size-complex="12pt"/>
    </style:style>
    <style:style style:name="P25" style:family="paragraph" style:parent-style-name="Table_20_Contents">
      <style:text-properties style:font-name="Palatino Linotype1" fo:font-size="12pt" officeooo:paragraph-rsid="001e7e18" style:font-size-asian="12pt" style:font-size-complex="12pt"/>
    </style:style>
    <style:style style:name="P26" style:family="paragraph" style:parent-style-name="Table_20_Contents">
      <style:text-properties style:font-name="Palatino Linotype1" fo:font-size="10pt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Palatino Linotype1" fo:font-size="10pt" officeooo:rsid="001e2664" officeooo:paragraph-rsid="001e2664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Palatino Linotype1" fo:font-size="10pt" officeooo:rsid="001e2664" officeooo:paragraph-rsid="001e7e18" style:font-size-asian="10pt" style:font-size-complex="10pt"/>
    </style:style>
    <style:style style:name="P29" style:family="paragraph" style:parent-style-name="Table_20_Contents">
      <style:text-properties style:font-name="Palatino Linotype1" fo:font-size="10pt" officeooo:rsid="001e2664" officeooo:paragraph-rsid="001e2664" style:font-size-asian="10pt" style:font-size-complex="10pt"/>
    </style:style>
    <style:style style:name="P30" style:family="paragraph" style:parent-style-name="Table_20_Contents">
      <style:text-properties style:font-name="Palatino Linotype1" fo:font-size="10pt" officeooo:rsid="001e2664" officeooo:paragraph-rsid="001e7e18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Palatino Linotype1" fo:font-size="10pt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Palatino Linotype1" fo:font-size="10pt" officeooo:paragraph-rsid="001e7e18" style:font-size-asian="10pt" style:font-size-complex="10pt"/>
    </style:style>
    <style:style style:name="P33" style:family="paragraph" style:parent-style-name="Table_20_Contents">
      <style:text-properties style:font-name="Palatino Linotype1" fo:font-size="10pt" officeooo:paragraph-rsid="001e7e18" style:font-size-asian="10pt" style:font-size-complex="10pt"/>
    </style:style>
    <style:style style:name="P34" style:family="paragraph" style:parent-style-name="Table_20_Contents">
      <style:text-properties style:font-name="Palatino Linotype1" fo:font-size="10pt" officeooo:paragraph-rsid="001f88d1" style:font-size-asian="10pt" style:font-size-complex="10pt"/>
    </style:style>
    <style:style style:name="P35" style:family="paragraph" style:parent-style-name="Standard">
      <loext:graphic-properties draw:fill="solid" draw:fill-color="#666666" draw:opacity="100%"/>
      <style:paragraph-properties fo:background-color="#666666"/>
      <style:text-properties fo:color="#ffffff" style:font-name="Courier New" fo:font-size="10pt" fo:language="nl" fo:country="NL" officeooo:rsid="001a3c88" officeooo:paragraph-rsid="001a3c88" style:font-size-asian="10pt" style:font-size-complex="10pt"/>
    </style:style>
    <style:style style:name="P36" style:family="paragraph" style:parent-style-name="Standard">
      <loext:graphic-properties draw:fill="solid" draw:fill-color="#666666" draw:opacity="100%"/>
      <style:paragraph-properties fo:background-color="#666666"/>
      <style:text-properties fo:color="#ffffff" style:font-name="Courier New" fo:font-size="10pt" fo:language="nl" fo:country="NL" officeooo:rsid="001e2664" officeooo:paragraph-rsid="001e2664" style:font-size-asian="10pt" style:font-size-complex="10pt"/>
    </style:style>
    <style:style style:name="P37" style:family="paragraph" style:parent-style-name="Standard">
      <style:text-properties style:font-name="Palatino Linotype1" fo:font-size="12pt" fo:language="nl" fo:country="NL" officeooo:rsid="001a3c88" officeooo:paragraph-rsid="001cceca" style:font-size-asian="12pt" style:font-size-complex="12pt"/>
    </style:style>
    <style:style style:name="P38" style:family="paragraph" style:parent-style-name="Standard">
      <style:text-properties style:font-name="Palatino Linotype1" fo:font-size="12pt" fo:language="nl" fo:country="NL" officeooo:rsid="001e2664" officeooo:paragraph-rsid="002296f3" style:font-size-asian="12pt" style:font-size-complex="12pt"/>
    </style:style>
    <style:style style:name="P39" style:family="paragraph" style:parent-style-name="Standard">
      <loext:graphic-properties draw:fill="solid" draw:fill-color="#666666" draw:opacity="100%"/>
      <style:paragraph-properties fo:background-color="#666666"/>
      <style:text-properties fo:font-size="10pt" officeooo:rsid="001e2664" officeooo:paragraph-rsid="002296f3" style:font-size-asian="10pt" style:font-size-complex="10pt"/>
    </style:style>
    <style:style style:name="P40" style:family="paragraph" style:parent-style-name="Standard">
      <style:text-properties style:font-name="Palatino Linotype1" fo:font-size="12pt" fo:language="nl" fo:country="NL" officeooo:rsid="00280d69" officeooo:paragraph-rsid="00280d69" style:font-size-asian="12pt" style:font-size-complex="12pt"/>
    </style:style>
    <style:style style:name="P41" style:family="paragraph" style:parent-style-name="Standard">
      <loext:graphic-properties draw:fill="solid" draw:fill-color="#666666" draw:opacity="100%"/>
      <style:paragraph-properties fo:margin-left="0mm" fo:margin-right="0mm" fo:text-indent="0mm" style:auto-text-indent="false" fo:background-color="#666666"/>
      <style:text-properties fo:color="#ffffff" style:font-name="Courier New" fo:font-size="10pt" fo:language="nl" fo:country="NL" officeooo:rsid="001e2664" officeooo:paragraph-rsid="001e2664" style:font-size-asian="10pt" style:font-size-complex="10pt"/>
    </style:style>
    <style:style style:name="P42" style:family="paragraph" style:parent-style-name="Standard">
      <loext:graphic-properties draw:fill="solid" draw:fill-color="#666666" draw:opacity="100%"/>
      <style:paragraph-properties fo:margin-left="0mm" fo:margin-right="0mm" fo:text-indent="0mm" style:auto-text-indent="false" fo:background-color="#666666"/>
      <style:text-properties fo:color="#ffffff" style:font-name="Courier New" fo:font-size="10pt" fo:language="nl" fo:country="NL" officeooo:rsid="001e2664" officeooo:paragraph-rsid="00218b76" style:font-size-asian="10pt" style:font-size-complex="10pt"/>
    </style:style>
    <style:style style:name="P43" style:family="paragraph" style:parent-style-name="Standard">
      <loext:graphic-properties draw:fill="solid" draw:fill-color="#666666" draw:opacity="100%"/>
      <style:paragraph-properties fo:margin-left="0mm" fo:margin-right="0mm" fo:text-indent="0mm" style:auto-text-indent="false" fo:background-color="#666666"/>
      <style:text-properties fo:color="#ffffff" style:font-name="Courier New" fo:font-size="10pt" fo:language="nl" fo:country="NL" officeooo:rsid="001e2664" officeooo:paragraph-rsid="00280d69" style:font-size-asian="10pt" style:font-size-complex="10pt"/>
    </style:style>
    <style:style style:name="P44" style:family="paragraph" style:parent-style-name="Standard">
      <style:paragraph-properties fo:margin-left="0mm" fo:margin-right="0mm" fo:text-indent="0mm" style:auto-text-indent="false"/>
      <style:text-properties style:font-name="Palatino Linotype1" fo:font-size="12pt" fo:language="nl" fo:country="NL" officeooo:rsid="001e2664" officeooo:paragraph-rsid="00218b76" style:font-size-asian="12pt" style:font-size-complex="12pt"/>
    </style:style>
    <style:style style:name="P45" style:family="paragraph" style:parent-style-name="Standard">
      <style:paragraph-properties fo:margin-left="0mm" fo:margin-right="0mm" fo:text-indent="0mm" style:auto-text-indent="false"/>
      <style:text-properties style:font-name="Palatino Linotype1" fo:font-size="12pt" fo:language="nl" fo:country="NL" officeooo:rsid="001e2664" officeooo:paragraph-rsid="00280d69" style:font-size-asian="12pt" style:font-size-complex="12pt"/>
    </style:style>
    <style:style style:name="P46" style:family="paragraph" style:parent-style-name="Standard">
      <style:paragraph-properties fo:margin-left="0mm" fo:margin-right="0mm" fo:text-indent="0mm" style:auto-text-indent="false"/>
      <style:text-properties style:font-name="Palatino Linotype1" fo:font-size="12pt" fo:language="nl" fo:country="NL" officeooo:rsid="001cceca" officeooo:paragraph-rsid="00218b76" style:font-size-asian="12pt" style:font-size-complex="12pt"/>
    </style:style>
    <style:style style:name="P47" style:family="paragraph" style:parent-style-name="Standard">
      <style:paragraph-properties fo:margin-left="0mm" fo:margin-right="0mm" fo:text-indent="0mm" style:auto-text-indent="false"/>
      <style:text-properties style:font-name="Palatino Linotype1" fo:font-size="12pt" fo:language="nl" fo:country="NL" officeooo:rsid="001cceca" officeooo:paragraph-rsid="00280d69" style:font-size-asian="12pt" style:font-size-complex="12pt"/>
    </style:style>
    <style:style style:name="P48" style:family="paragraph" style:parent-style-name="Standard">
      <style:paragraph-properties fo:margin-left="0mm" fo:margin-right="0mm" fo:text-indent="0mm" style:auto-text-indent="false"/>
      <style:text-properties style:font-name="Palatino Linotype1" fo:font-size="12pt" officeooo:paragraph-rsid="001e7e18" style:font-size-asian="12pt" style:font-size-complex="12pt"/>
    </style:style>
    <style:style style:name="P49" style:family="paragraph" style:parent-style-name="List_20_Paragraph" style:list-style-name="L1">
      <style:text-properties style:font-name="Palatino Linotype1" fo:font-size="12pt" fo:language="nl" fo:country="NL" officeooo:rsid="001a3c88" officeooo:paragraph-rsid="001a3c88" style:font-size-asian="12pt" style:font-size-complex="12pt"/>
    </style:style>
    <style:style style:name="P50" style:family="paragraph" style:parent-style-name="List_20_Paragraph" style:list-style-name="L1">
      <style:text-properties style:font-name="Palatino Linotype1" fo:font-size="12pt" fo:language="nl" fo:country="NL" officeooo:rsid="001a3c88" officeooo:paragraph-rsid="001cceca" style:font-size-asian="12pt" style:font-size-complex="12pt"/>
    </style:style>
    <style:style style:name="P51" style:family="paragraph" style:parent-style-name="List_20_Paragraph" style:list-style-name="L1">
      <style:text-properties style:font-name="Palatino Linotype1" fo:font-size="12pt" fo:language="nl" fo:country="NL" officeooo:rsid="001cceca" officeooo:paragraph-rsid="001a3c88" style:font-size-asian="12pt" style:font-size-complex="12pt"/>
    </style:style>
    <style:style style:name="P52" style:family="paragraph" style:parent-style-name="List_20_Paragraph" style:list-style-name="L1">
      <style:text-properties style:font-name="Palatino Linotype1" fo:font-size="12pt" fo:language="nl" fo:country="NL" officeooo:rsid="001cceca" officeooo:paragraph-rsid="001cceca" style:font-size-asian="12pt" style:font-size-complex="12pt"/>
    </style:style>
    <style:style style:name="P53" style:family="paragraph" style:parent-style-name="List_20_Paragraph" style:list-style-name="L1">
      <style:text-properties style:font-name="Palatino Linotype1" fo:font-size="12pt" fo:language="nl" fo:country="NL" officeooo:rsid="001e2664" officeooo:paragraph-rsid="001e2664" style:font-size-asian="12pt" style:font-size-complex="12pt"/>
    </style:style>
    <style:style style:name="P54" style:family="paragraph" style:parent-style-name="List_20_Paragraph" style:list-style-name="L1">
      <style:text-properties style:font-name="Palatino Linotype1" fo:font-size="12pt" fo:language="nl" fo:country="NL" officeooo:rsid="001e2664" officeooo:paragraph-rsid="002296f3" style:font-size-asian="12pt" style:font-size-complex="12pt"/>
    </style:style>
    <style:style style:name="P55" style:family="paragraph" style:parent-style-name="List_20_Paragraph" style:list-style-name="L1">
      <style:paragraph-properties style:writing-mode="lr-tb"/>
      <style:text-properties style:font-name="Palatino Linotype1" fo:font-size="12pt" fo:language="nl" fo:country="NL" officeooo:rsid="001e2664" officeooo:paragraph-rsid="001e2664" style:font-size-asian="12pt" style:font-size-complex="12pt"/>
    </style:style>
    <style:style style:name="P56" style:family="paragraph" style:parent-style-name="List_20_Paragraph">
      <style:paragraph-properties fo:margin-left="0mm" fo:margin-right="0mm" fo:text-indent="0mm" style:auto-text-indent="false"/>
      <style:text-properties style:font-name="Palatino Linotype1" fo:font-size="12pt" fo:language="nl" fo:country="NL" officeooo:rsid="001e2664" officeooo:paragraph-rsid="002296f3" style:font-size-asian="12pt" style:font-size-complex="12pt"/>
    </style:style>
    <style:style style:name="P57" style:family="paragraph" style:parent-style-name="Normal" style:master-page-name="MP0">
      <style:paragraph-properties fo:text-align="center" style:justify-single-word="false" style:page-number="auto" fo:break-before="page"/>
      <style:text-properties style:font-name="Palatino Linotype1" fo:font-size="14pt" fo:font-weight="bold" style:font-size-asian="14pt" style:font-weight-asian="bold" style:font-size-complex="14pt"/>
    </style:style>
    <style:style style:name="P58" style:family="paragraph" style:parent-style-name="Normal">
      <style:text-properties style:font-name="Palatino Linotype1" fo:font-size="12pt" officeooo:paragraph-rsid="001cceca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Wingdings1" fo:font-size="12pt" officeooo:rsid="001e2664" officeooo:paragraph-rsid="001e2664" style:font-name-asian="Wingdings1" style:font-size-asian="12pt" style:font-name-complex="Wingdings1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Wingdings1" fo:font-size="12pt" officeooo:rsid="001e2664" officeooo:paragraph-rsid="001e7e18" style:font-name-asian="Wingdings1" style:font-size-asian="12pt" style:font-name-complex="Wingdings1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Wingdings1" fo:font-size="12pt" officeooo:rsid="001e2664" officeooo:paragraph-rsid="00218b76" style:font-name-asian="Wingdings1" style:font-size-asian="12pt" style:font-name-complex="Wingdings1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Wingdings1" fo:font-size="12pt" officeooo:rsid="001e2664" officeooo:paragraph-rsid="00280d69" style:font-name-asian="Wingdings1" style:font-size-asian="12pt" style:font-name-complex="Wingdings1" style:font-size-complex="12pt"/>
    </style:style>
    <style:style style:name="P63" style:family="paragraph" style:parent-style-name="Table_20_Contents">
      <style:paragraph-properties fo:text-align="end" style:justify-single-word="false"/>
      <style:text-properties style:font-name="Palatino Linotype1" fo:font-size="10pt" officeooo:paragraph-rsid="00218b76" style:font-size-asian="10pt" style:font-size-complex="10pt"/>
    </style:style>
    <style:style style:name="P64" style:family="paragraph" style:parent-style-name="Table_20_Contents">
      <style:paragraph-properties fo:text-align="end" style:justify-single-word="false"/>
      <style:text-properties style:font-name="Palatino Linotype1" fo:font-size="10pt" officeooo:paragraph-rsid="00280d69" style:font-size-asian="10pt" style:font-size-complex="10pt"/>
    </style:style>
    <style:style style:name="P65" style:family="paragraph" style:parent-style-name="Table_20_Contents">
      <style:paragraph-properties fo:text-align="end" style:justify-single-word="false"/>
      <style:text-properties style:font-name="Palatino Linotype1" fo:font-size="10pt" officeooo:rsid="00218b76" officeooo:paragraph-rsid="00218b76" style:font-size-asian="10pt" style:font-size-complex="10pt"/>
    </style:style>
    <style:style style:name="P66" style:family="paragraph" style:parent-style-name="Table_20_Contents">
      <style:text-properties style:font-name="Palatino Linotype1" fo:font-size="10pt" officeooo:rsid="00218b76" officeooo:paragraph-rsid="00218b76" style:font-size-asian="10pt" style:font-size-complex="10pt"/>
    </style:style>
    <style:style style:name="P67" style:family="paragraph" style:parent-style-name="Table_20_Contents">
      <style:paragraph-properties fo:text-align="end" style:justify-single-word="false"/>
      <style:text-properties style:font-name="Palatino Linotype1" fo:font-size="10pt" officeooo:rsid="001e2664" officeooo:paragraph-rsid="001e2664" style:font-size-asian="10pt" style:font-size-complex="10pt"/>
    </style:style>
    <style:style style:name="P68" style:family="paragraph" style:parent-style-name="Table_20_Contents">
      <style:paragraph-properties fo:text-align="end" style:justify-single-word="false"/>
      <style:text-properties style:font-name="Palatino Linotype1" fo:font-size="10pt" officeooo:rsid="001e2664" officeooo:paragraph-rsid="00218b76" style:font-size-asian="10pt" style:font-size-complex="10pt"/>
    </style:style>
    <style:style style:name="P69" style:family="paragraph" style:parent-style-name="Table_20_Contents">
      <style:paragraph-properties fo:text-align="end" style:justify-single-word="false"/>
      <style:text-properties style:font-name="Palatino Linotype1" fo:font-size="10pt" officeooo:rsid="001e2664" officeooo:paragraph-rsid="00280d69" style:font-size-asian="10pt" style:font-size-complex="10pt"/>
    </style:style>
    <style:style style:name="P70" style:family="paragraph" style:parent-style-name="Table_20_Contents">
      <style:text-properties style:font-name="Palatino Linotype1" fo:font-size="10pt" officeooo:rsid="001e2664" officeooo:paragraph-rsid="00218b76" style:font-size-asian="10pt" style:font-size-complex="10pt"/>
    </style:style>
    <style:style style:name="P71" style:family="paragraph" style:parent-style-name="Table_20_Contents">
      <style:text-properties style:font-name="Palatino Linotype1" fo:font-size="10pt" officeooo:rsid="001e2664" officeooo:paragraph-rsid="00280d69" style:font-size-asian="10pt" style:font-size-complex="10pt"/>
    </style:style>
    <style:style style:name="P72" style:family="paragraph" style:parent-style-name="Table_20_Contents">
      <style:text-properties style:font-name="Palatino Linotype1" fo:font-size="10pt" officeooo:paragraph-rsid="00218b76" style:font-size-asian="10pt" style:font-size-complex="10pt"/>
    </style:style>
    <style:style style:name="P73" style:family="paragraph" style:parent-style-name="Table_20_Contents">
      <style:text-properties style:font-name="Palatino Linotype1" fo:font-size="10pt" officeooo:paragraph-rsid="0022f6c7" style:font-size-asian="10pt" style:font-size-complex="10pt"/>
    </style:style>
    <style:style style:name="P74" style:family="paragraph" style:parent-style-name="Table_20_Contents">
      <style:text-properties style:font-name="Palatino Linotype1" fo:font-size="10pt" officeooo:paragraph-rsid="00280d69" style:font-size-asian="10pt" style:font-size-complex="10pt"/>
    </style:style>
    <style:style style:name="P75" style:family="paragraph" style:parent-style-name="Table_20_Contents">
      <style:paragraph-properties fo:text-align="end" style:justify-single-word="false"/>
      <style:text-properties style:font-name="Palatino Linotype1" fo:font-size="12pt" officeooo:paragraph-rsid="00218b76" style:font-size-asian="12pt" style:font-size-complex="12pt"/>
    </style:style>
    <style:style style:name="P76" style:family="paragraph" style:parent-style-name="Table_20_Contents">
      <style:paragraph-properties fo:text-align="end" style:justify-single-word="false"/>
      <style:text-properties style:font-name="Palatino Linotype1" fo:font-size="12pt" officeooo:paragraph-rsid="00280d69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Palatino Linotype1" fo:font-size="12pt" officeooo:paragraph-rsid="00218b76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Palatino Linotype1" fo:font-size="12pt" officeooo:paragraph-rsid="00280d69" style:font-size-asian="12pt" style:font-size-complex="12pt"/>
    </style:style>
    <style:style style:name="P79" style:family="paragraph" style:parent-style-name="Table_20_Contents">
      <style:text-properties style:font-name="Palatino Linotype1" fo:font-size="12pt" officeooo:paragraph-rsid="00218b76" style:font-size-asian="12pt" style:font-size-complex="12pt"/>
    </style:style>
    <style:style style:name="P80" style:family="paragraph" style:parent-style-name="Table_20_Contents">
      <style:text-properties style:font-name="Palatino Linotype1" fo:font-size="12pt" officeooo:paragraph-rsid="00280d69" style:font-size-asian="12pt" style:font-size-complex="12pt"/>
    </style:style>
    <style:style style:name="P81" style:family="paragraph" style:parent-style-name="Table_20_Contents">
      <style:paragraph-properties style:writing-mode="lr-tb"/>
      <style:text-properties style:font-name="Palatino Linotype1" fo:font-size="10pt" style:font-size-asian="10pt" style:font-size-complex="10pt"/>
    </style:style>
    <style:style style:name="P82" style:family="paragraph" style:parent-style-name="Table_20_Contents">
      <style:paragraph-properties style:writing-mode="lr-tb"/>
      <style:text-properties style:font-name="Palatino Linotype1" fo:font-size="10pt" officeooo:rsid="00218b76" officeooo:paragraph-rsid="00218b76" style:font-size-asian="10pt" style:font-size-complex="10pt"/>
    </style:style>
    <style:style style:name="P83" style:family="paragraph" style:parent-style-name="Table_20_Contents">
      <style:paragraph-properties style:writing-mode="lr-tb"/>
      <style:text-properties style:font-name="Palatino Linotype1" fo:font-size="10pt" officeooo:paragraph-rsid="00218b76" style:font-size-asian="10pt" style:font-size-complex="10pt"/>
    </style:style>
    <style:style style:name="P84" style:family="paragraph" style:parent-style-name="Table_20_Contents">
      <style:paragraph-properties style:writing-mode="lr-tb"/>
      <style:text-properties style:font-name="Palatino Linotype1" fo:font-size="10pt" officeooo:paragraph-rsid="0026d440" style:font-size-asian="10pt" style:font-size-complex="10pt"/>
    </style:style>
    <style:style style:name="P85" style:family="paragraph" style:parent-style-name="Table_20_Contents">
      <style:paragraph-properties style:writing-mode="lr-tb"/>
      <style:text-properties style:font-name="Palatino Linotype1" fo:font-size="10pt" officeooo:paragraph-rsid="00280d69" style:font-size-asian="10pt" style:font-size-complex="10pt"/>
    </style:style>
    <style:style style:name="T1" style:family="text">
      <style:text-properties fo:color="#c0c0c0" style:font-name="Palatino Linotype1" fo:font-size="12pt" officeooo:rsid="001a3c88" style:font-size-asian="12pt" style:font-size-complex="12pt"/>
    </style:style>
    <style:style style:name="T2" style:family="text">
      <style:text-properties fo:color="#c0c0c0" style:font-name="Palatino Linotype1" fo:font-size="12pt" fo:language="nl" fo:country="NL" officeooo:rsid="001cceca" style:font-size-asian="12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83e1b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0d69" style:font-weight-asian="bold" style:font-weight-complex="bold"/>
    </style:style>
    <style:style style:name="T7" style:family="text">
      <style:text-properties officeooo:rsid="001cceca"/>
    </style:style>
    <style:style style:name="T8" style:family="text">
      <style:text-properties officeooo:rsid="001e2664"/>
    </style:style>
    <style:style style:name="T9" style:family="text">
      <style:text-properties fo:color="#ffffff" style:font-name="Courier New" fo:language="nl" fo:country="NL"/>
    </style:style>
    <style:style style:name="T10" style:family="text">
      <style:text-properties fo:color="#ffffff" style:font-name="Courier New" fo:language="nl" fo:country="NL" officeooo:rsid="001e2664"/>
    </style:style>
    <style:style style:name="T11" style:family="text">
      <style:text-properties fo:color="#ffffff" style:font-name="Courier New" fo:language="nl" fo:country="NL" officeooo:rsid="002296f3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22594"/>
    </style:style>
    <style:style style:name="T14" style:family="text">
      <style:text-properties style:text-underline-style="solid" style:text-underline-width="auto" style:text-underline-color="font-color" officeooo:rsid="00280d69"/>
    </style:style>
    <style:style style:name="T15" style:family="text">
      <style:text-properties style:font-name="Palatino Linotype"/>
    </style:style>
    <style:style style:name="T16" style:family="text">
      <style:text-properties officeooo:rsid="001f88d1"/>
    </style:style>
    <style:style style:name="T17" style:family="text">
      <style:text-properties officeooo:rsid="00218b76"/>
    </style:style>
    <style:style style:name="T18" style:family="text">
      <style:text-properties officeooo:rsid="00222594"/>
    </style:style>
    <style:style style:name="T19" style:family="text">
      <style:text-properties officeooo:rsid="002296f3"/>
    </style:style>
    <style:style style:name="T20" style:family="text">
      <style:text-properties officeooo:rsid="0022f6c7"/>
    </style:style>
    <style:style style:name="T21" style:family="text">
      <style:text-properties officeooo:rsid="0025d652"/>
    </style:style>
    <style:style style:name="T22" style:family="text">
      <style:text-properties officeooo:rsid="0026d440"/>
    </style:style>
    <style:style style:name="T23" style:family="text">
      <style:text-properties officeooo:rsid="00280d69"/>
    </style:style>
    <text:list-style style:name="L1">
      <text:list-level-style-bullet text:level="1" text:style-name="WW_5f_CharLFO1LVL1" text:bullet-char="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CROP: Determinant Calibration 1 – Netherlands</text:p>
      <text:p text:style-name="P1">Gjalt-Jorn Peters &amp; Rik Crutzen</text:p>
      <text:p text:style-name="P2">NOTE: this study is an online study that employs an observational design utilizing a questionnaire to collect data about psychological determinants of relatively mundane behaviors. This text processor file, therefore, contains the relevant text to enable submission in the online cETO form.</text:p>
      <text:p text:style-name="P2">An English translation of these texts is included after the Dutch version.</text:p>
      <text:p text:style-name="P3"/>
      <text:p text:style-name="P4">Operationalisations</text:p>
      <text:p text:style-name="P35">age</text:p>
      <text:p text:style-name="P6">Ho<text:span text:style-name="T7">e</text:span> o<text:span text:style-name="T7">ud bent u</text:span>?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I<text:span text:style-name="T7">k ben </text:span></text:p>
          </table:table-cell>
          <table:table-cell table:style-name="Table1.B1" office:value-type="string">
            <text:p text:style-name="P14"/>
          </table:table-cell>
          <table:table-cell table:style-name="Table1.C1" office:value-type="string">
            <text:p text:style-name="P12"><text:s/><text:span text:style-name="T7">jaar</text:span>.</text:p>
          </table:table-cell>
        </table:table-row>
      </table:table>
      <text:p text:style-name="P36">education</text:p>
      <text:p text:style-name="P10">Wat is de hoogste opleiding die u heeft afgerond of nu volgt?</text:p>
      <text:list xml:id="list296294096" text:style-name="L1">
        <text:list-item>
          <text:p text:style-name="P55">Basisonderwijs</text:p>
        </text:list-item>
        <text:list-item>
          <text:p text:style-name="P55">VMBO (bijvoorbeeld praktijkonderwijs)</text:p>
        </text:list-item>
        <text:list-item>
          <text:p text:style-name="P55">HAVO / VWO</text:p>
        </text:list-item>
        <text:list-item>
          <text:p text:style-name="P55">MBO (bijvoorbeeld een ROC)</text:p>
        </text:list-item>
        <text:list-item>
          <text:p text:style-name="P55">HBO</text:p>
        </text:list-item>
        <text:list-item>
          <text:p text:style-name="P55">WO (bijvoorbeeld een MSc of PhD)</text:p>
        </text:list-item>
        <text:list-item>
          <text:p text:style-name="P55">Anders, namelijk: …………………………………</text:p>
        </text:list-item>
      </text:list>
      <text:p text:style-name="P36">gender</text:p>
      <text:p text:style-name="P8">Wat is uw geslacht?</text:p>
      <text:list xml:id="list213234762831931" text:continue-numbering="true" text:style-name="L1">
        <text:list-item>
          <text:p text:style-name="P51">Vrouw</text:p>
        </text:list-item>
        <text:list-item>
          <text:p text:style-name="P52">Man</text:p>
        </text:list-item>
        <text:list-item>
          <text:p text:style-name="P51">Dit zeg ik liever niet</text:p>
        </text:list-item>
        <text:list-item>
          <text:p text:style-name="P49"><text:span text:style-name="T7">Ik ben</text:span>: …………………….……………</text:p>
        </text:list-item>
      </text:list>
      <text:p text:style-name="P11"><text:span text:style-name="T10">e</text:span><text:span text:style-name="T9">xercise_behavior</text:span></text:p>
      <text:p text:style-name="P9"><text:soft-page-break/>Heeft u de afgelopen maand elke week tenminste een uur gesport?</text:p>
      <text:list xml:id="list213233736591712" text:continue-numbering="true" text:style-name="L1">
        <text:list-item>
          <text:p text:style-name="P53">Nee</text:p>
        </text:list-item>
        <text:list-item>
          <text:p text:style-name="P53">Ja</text:p>
        </text:list-item>
      </text:list>
      <text:p text:style-name="P39"><text:span text:style-name="T11">smoking</text:span><text:span text:style-name="T9">_behavior</text:span></text:p>
      <text:p text:style-name="P38">Heeft u de afgelopen maand <text:span text:style-name="T19">gerookt</text:span>?</text:p>
      <text:list xml:id="list213234797603024" text:continue-numbering="true" text:style-name="L1">
        <text:list-item>
          <text:p text:style-name="P54">Nee, <text:span text:style-name="T19">ik heb helemaal niet gerookt</text:span></text:p>
        </text:list-item>
        <text:list-item>
          <text:p text:style-name="P54">Ja, <text:span text:style-name="T19">ik heb wel gerookt</text:span></text:p>
        </text:list-item>
      </text:list>
      <text:p text:style-name="P56"/>
      <text:p text:style-name="P41">exercise_raa</text:p>
      <text:p text:style-name="P17"><text:span text:style-name="T5">Instructie</text:span>: De volgende 16 vragen gaan over sporten. We vragen u om deze vragen te beantwoorden, <text:span text:style-name="T12">ongeacht of u wel of niet sport</text:span>. Dit omdat we ge<text:span text:style-name="T15">ï</text:span>nteresseerd zijn in het vergelijken van groepen mensen die wel en niet sporten. Verder zijn er geen juiste of onjuiste antwoorden – we zijn ge<text:span text:style-name="T15">ï</text:span>nteresseerd in uw opvattingen over sporten.</text:p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/>
          </table:table-cell>
        </table:table-row>
        <table:table-row>
          <table:table-cell table:style-name="Table3.A1" office:value-type="string">
            <text:p text:style-name="P26">I<text:span text:style-name="T16">k</text:span> <text:span text:style-name="T16">heb de intentie om de komende maand elke week minstens een uur te sporten</text:span>.</text:p>
          </table:table-cell>
          <table:table-cell table:style-name="Table3.A1" office:value-type="string">
            <text:p text:style-name="P31">Absoluut niet 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82">Absoluut wel</text:p>
          </table:table-cell>
        </table:table-row>
        <table:table-row>
          <table:table-cell table:style-name="Table3.A1" office:value-type="string">
            <text:p text:style-name="P34">I<text:span text:style-name="T16">k</text:span> <text:span text:style-name="T16">zal de komende maand elke week minstens een uur <text:s/>sporten.</text:span></text:p>
          </table:table-cell>
          <table:table-cell table:style-name="Table3.A1" office:value-type="string">
            <text:p text:style-name="P65">Onwaarschijnlijk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Waarschijnlijk</text:p>
          </table:table-cell>
        </table:table-row>
        <table:table-row>
          <table:table-cell table:style-name="Table3.A1" office:value-type="string">
            <text:p text:style-name="P34">I<text:span text:style-name="T16">k ben bereid om de komende maand elke week minstens een uur te sporten.</text:span></text:p>
          </table:table-cell>
          <table:table-cell table:style-name="Table3.A1" office:value-type="string">
            <text:p text:style-name="P27">Onwaar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Waar</text:p>
          </table:table-cell>
        </table:table-row>
        <table:table-row>
          <table:table-cell table:style-name="Table3.A1" office:value-type="string">
            <text:p text:style-name="P34">I<text:span text:style-name="T16">k</text:span> <text:span text:style-name="T16">ben van plan om </text:span><text:bookmark-start text:name="__DdeLink__125_2880612044"/><text:span text:style-name="T16">de komende maand elke week minstens een uur te sporten.</text:span><text:bookmark-end text:name="__DdeLink__125_2880612044"/></text:p>
          </table:table-cell>
          <table:table-cell table:style-name="Table3.A1" office:value-type="string">
            <text:p text:style-name="P27">Absoluut niet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Absoluut wel</text:p>
          </table:table-cell>
        </table:table-row>
        <table:table-row>
          <table:table-cell table:style-name="Table3.A1" office:value-type="string">
            <text:p text:style-name="P72"><text:span text:style-name="T17">Voor mijzelf is de komende maand elke week minstens een uur sporten </text:span>…</text:p>
          </table:table-cell>
          <table:table-cell table:style-name="Table3.A1" office:value-type="string">
            <text:p text:style-name="P65">Slecht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29">G<text:span text:style-name="T17">oe</text:span>d</text:p>
          </table:table-cell>
        </table:table-row>
        <table:table-row>
          <table:table-cell table:style-name="Table3.A1" office:value-type="string">
            <text:p text:style-name="P72"><text:span text:style-name="T17">Voor mijzelf is de komende maand elke week minstens een uur sporten </text:span>…</text:p>
          </table:table-cell>
          <table:table-cell table:style-name="Table3.A1" office:value-type="string">
            <text:p text:style-name="P65">Onprettig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Prettig</text:p>
          </table:table-cell>
        </table:table-row>
        <table:table-row>
          <table:table-cell table:style-name="Table3.A1" office:value-type="string">
            <text:p text:style-name="P72"><text:span text:style-name="T17">Voor mijzelf is de komende maand elke week minstens een uur sporten </text:span>…</text:p>
          </table:table-cell>
          <table:table-cell table:style-name="Table3.A1" office:value-type="string">
            <text:p text:style-name="P65">Schadelijk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Voordeling</text:p>
          </table:table-cell>
        </table:table-row>
        <table:table-row>
          <table:table-cell table:style-name="Table3.A1" office:value-type="string">
            <text:p text:style-name="P72"><text:span text:style-name="T17">Voor mijzelf is de komende maand elke week minstens </text:span><text:soft-page-break/><text:span text:style-name="T17">een uur sporten </text:span>…</text:p>
          </table:table-cell>
          <table:table-cell table:style-name="Table3.A1" office:value-type="string">
            <text:p text:style-name="P65">Saai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29">Interes<text:span text:style-name="T17">sant</text:span></text:p>
          </table:table-cell>
        </table:table-row>
        <table:table-row>
          <table:table-cell table:style-name="Table3.A1" office:value-type="string">
            <text:p text:style-name="P83">De meeste mensen die belangrijk voor mij zijn vinden dat ik <text:span text:style-name="T16">de komende maand elke week minstens een uur moet sporten</text:span>.</text:p>
          </table:table-cell>
          <table:table-cell table:style-name="Table3.A1" office:value-type="string">
            <text:p text:style-name="P65">Onwaar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Waar</text:p>
          </table:table-cell>
        </table:table-row>
        <table:table-row>
          <table:table-cell table:style-name="Table3.A1" office:value-type="string">
            <text:p text:style-name="P72">Als ik <text:span text:style-name="T16">de komende maand elke week minstens een uur sport</text:span>, dan keuren de meeste mensen die belangrijk voor mij zijn dat ...</text:p>
          </table:table-cell>
          <table:table-cell table:style-name="Table3.A1" office:value-type="string">
            <text:p text:style-name="P65">Af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Goed</text:p>
          </table:table-cell>
        </table:table-row>
        <table:table-row>
          <table:table-cell table:style-name="Table3.A1" office:value-type="string">
            <text:p text:style-name="P81">De meeste mensen die ik respecteer en bewonder <text:span text:style-name="T17">sporten de komende maand elke week minstens een uur.</text:span></text:p>
          </table:table-cell>
          <table:table-cell table:style-name="Table3.A1" office:value-type="string">
            <text:p text:style-name="P65">Onwaarschijnlijk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Waarschijnlijk</text:p>
          </table:table-cell>
        </table:table-row>
        <table:table-row>
          <table:table-cell table:style-name="Table3.A1" office:value-type="string">
            <text:p text:style-name="P26">Hoeveel van de mensen die zijn zoals jij <text:span text:style-name="T17">hebben de afgelopen maand elke week minstens een uur gesport?</text:span></text:p>
          </table:table-cell>
          <table:table-cell table:style-name="Table3.A1" office:value-type="string">
            <text:p text:style-name="P65">Niemand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Iedereen</text:p>
          </table:table-cell>
        </table:table-row>
        <table:table-row>
          <table:table-cell table:style-name="Table3.A1" office:value-type="string">
            <text:p text:style-name="P26">Ik heb er vertrouwen in dat als ik dat wil, ik <text:span text:style-name="T17">de komende maand elke week minstens een uur kan sporten</text:span>.</text:p>
          </table:table-cell>
          <table:table-cell table:style-name="Table3.A1" office:value-type="string">
            <text:p text:style-name="P27"><text:span text:style-name="T17">Helemaal geen vertrouwen</text:span>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Heel veel vertrouwen</text:p>
          </table:table-cell>
        </table:table-row>
        <table:table-row>
          <table:table-cell table:style-name="Table3.A1" office:value-type="string">
            <text:p text:style-name="P66">Of ik de komende maand elke week minstens een uur sport, bepaal ik ...</text:p>
          </table:table-cell>
          <table:table-cell table:style-name="Table3.A1" office:value-type="string">
            <text:p text:style-name="P65">Helemaal niet zelf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Helemaal zelf</text:p>
          </table:table-cell>
        </table:table-row>
        <table:table-row>
          <table:table-cell table:style-name="Table3.A1" office:value-type="string">
            <text:p text:style-name="P66">Als ik echt zou willen, dan zou ik de komende maand elke week minstens een uur kunnen sporten.</text:p>
          </table:table-cell>
          <table:table-cell table:style-name="Table3.A1" office:value-type="string">
            <text:p text:style-name="P65">Onwaarschijnlijk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Waarschijnlijk</text:p>
          </table:table-cell>
        </table:table-row>
        <table:table-row>
          <table:table-cell table:style-name="Table3.A1" office:value-type="string">
            <text:p text:style-name="P66">Of ik de komende maand elke week minstens een uur sport is onder mijn controle.</text:p>
          </table:table-cell>
          <table:table-cell table:style-name="Table3.A1" office:value-type="string">
            <text:p text:style-name="P65">Helemaal niet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59"></text:p>
          </table:table-cell>
          <table:table-cell table:style-name="Table3.A1" office:value-type="string">
            <text:p text:style-name="P66">Volledig</text:p>
          </table:table-cell>
        </table:table-row>
      </table:table>
      <text:p text:style-name="P16"/>
      <text:p text:style-name="P42"><text:span text:style-name="T17">smoking</text:span>_raa</text:p>
      <text:p text:style-name="P44"><text:span text:style-name="T5">Instructie</text:span>: De volgende 16 vragen gaan over <text:span text:style-name="T18">roken</text:span>. We vragen u om deze vragen te beantwoorden, <text:span text:style-name="T12">ongeacht of u wel of niet </text:span><text:span text:style-name="T13">rookt</text:span>. Dit omdat we ge<text:span text:style-name="T15">ï</text:span>nteresseerd zijn in het vergelijken van groepen mensen die wel en niet <text:span text:style-name="T18">roken</text:span>. Verder zijn er geen juiste of onjuiste antwoorden – we zijn ge<text:span text:style-name="T15">ï</text:span>nteresseerd in uw opvattingen over <text:span text:style-name="T18">roken</text:span>.</text:p>
      <table:table table:name="Table5" table:style-name="Table5">
        <table:table-column table:style-name="Table5.A"/>
        <table:table-column table:style-name="Table5.B"/>
        <table:table-column table:style-name="Table5.C" table:number-columns-repeated="5"/>
        <table:table-column table:style-name="Table5.H"/>
        <table:table-row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5"/>
          </table:table-cell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7"/>
          </table:table-cell>
          <table:table-cell table:style-name="Table5.A1" office:value-type="string">
            <text:p text:style-name="P77"/>
          </table:table-cell>
          <table:table-cell table:style-name="Table5.A1" office:value-type="string">
            <text:p text:style-name="P77"/>
          </table:table-cell>
          <table:table-cell table:style-name="Table5.A1" office:value-type="string">
            <text:p text:style-name="P77"/>
          </table:table-cell>
          <table:table-cell table:style-name="Table5.A1" office:value-type="string">
            <text:p text:style-name="P79"/>
          </table:table-cell>
        </table:table-row>
        <table:table-row>
          <table:table-cell table:style-name="Table5.A1" office:value-type="string">
            <text:p text:style-name="P72">I<text:span text:style-name="T16">k</text:span> <text:span text:style-name="T16">heb de intentie om me er de komende maand van te weerhouden te roken</text:span>.</text:p>
          </table:table-cell>
          <table:table-cell table:style-name="Table5.A1" office:value-type="string">
            <text:p text:style-name="P63">Absoluut niet 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82">Absoluut wel</text:p>
          </table:table-cell>
        </table:table-row>
        <table:table-row>
          <table:table-cell table:style-name="Table5.A1" office:value-type="string">
            <text:p text:style-name="P72">I<text:span text:style-name="T16">k</text:span> <text:span text:style-name="T16">zal me er de komende maand van weerhouden te roken.</text:span></text:p>
          </table:table-cell>
          <table:table-cell table:style-name="Table5.A1" office:value-type="string">
            <text:p text:style-name="P65">Onwaarschijnlijk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Waarschijnlijk</text:p>
          </table:table-cell>
        </table:table-row>
        <text:soft-page-break/>
        <table:table-row>
          <table:table-cell table:style-name="Table5.A1" office:value-type="string">
            <text:p text:style-name="P72">I<text:span text:style-name="T16">k ben bereid om me er de komende maand van te weerhouden te roken.</text:span></text:p>
          </table:table-cell>
          <table:table-cell table:style-name="Table5.A1" office:value-type="string">
            <text:p text:style-name="P68">Onwaar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Waar</text:p>
          </table:table-cell>
        </table:table-row>
        <table:table-row>
          <table:table-cell table:style-name="Table5.A1" office:value-type="string">
            <text:p text:style-name="P72">I<text:span text:style-name="T16">k</text:span> <text:span text:style-name="T16">ben van plan om me er </text:span><text:bookmark-start text:name="__DdeLink__125_28806120441"/><text:span text:style-name="T16">de komende maand van te weerhouden te roken.</text:span><text:bookmark-end text:name="__DdeLink__125_28806120441"/></text:p>
          </table:table-cell>
          <table:table-cell table:style-name="Table5.A1" office:value-type="string">
            <text:p text:style-name="P68">Absoluut niet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Absoluut wel</text:p>
          </table:table-cell>
        </table:table-row>
        <table:table-row>
          <table:table-cell table:style-name="Table5.A1" office:value-type="string">
            <text:p text:style-name="P72"><text:span text:style-name="T17">Voor mijzelf is me er de komende maand van weerhouden te roken </text:span>…</text:p>
          </table:table-cell>
          <table:table-cell table:style-name="Table5.A1" office:value-type="string">
            <text:p text:style-name="P65">Slecht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70">G<text:span text:style-name="T17">oe</text:span>d</text:p>
          </table:table-cell>
        </table:table-row>
        <table:table-row>
          <table:table-cell table:style-name="Table5.A1" office:value-type="string">
            <text:p text:style-name="P73"><text:span text:style-name="T17">Voor mijzelf is me er de komende maand van weerhouden te roken </text:span>…</text:p>
          </table:table-cell>
          <table:table-cell table:style-name="Table5.A1" office:value-type="string">
            <text:p text:style-name="P65">Onprettig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Prettig</text:p>
          </table:table-cell>
        </table:table-row>
        <table:table-row>
          <table:table-cell table:style-name="Table5.A1" office:value-type="string">
            <text:p text:style-name="P73"><text:span text:style-name="T17">Voor mijzelf is me er de komende maand van weerhouden te roken </text:span>…</text:p>
          </table:table-cell>
          <table:table-cell table:style-name="Table5.A1" office:value-type="string">
            <text:p text:style-name="P65">Schadelijk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Voordeling</text:p>
          </table:table-cell>
        </table:table-row>
        <table:table-row>
          <table:table-cell table:style-name="Table5.A1" office:value-type="string">
            <text:p text:style-name="P73"><text:span text:style-name="T17">Voor mijzelf is me er de komende maand van weerhouden te roken </text:span>…</text:p>
          </table:table-cell>
          <table:table-cell table:style-name="Table5.A1" office:value-type="string">
            <text:p text:style-name="P65">Saai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70">Interes<text:span text:style-name="T17">sant</text:span></text:p>
          </table:table-cell>
        </table:table-row>
        <table:table-row>
          <table:table-cell table:style-name="Table5.A1" office:value-type="string">
            <text:p text:style-name="P83">De meeste mensen die belangrijk voor mij zijn vinden dat ik <text:span text:style-name="T20">me er de komende maand van moet weerhouden te roken</text:span>.</text:p>
          </table:table-cell>
          <table:table-cell table:style-name="Table5.A1" office:value-type="string">
            <text:p text:style-name="P65">Onwaar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Waar</text:p>
          </table:table-cell>
        </table:table-row>
        <table:table-row>
          <table:table-cell table:style-name="Table5.A1" office:value-type="string">
            <text:p text:style-name="P72">Als ik <text:span text:style-name="T21">me er de komende maand van weerhoud te roken</text:span>, dan keuren de meeste mensen die belangrijk voor mij zijn dat ...</text:p>
          </table:table-cell>
          <table:table-cell table:style-name="Table5.A1" office:value-type="string">
            <text:p text:style-name="P65">Af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Goed</text:p>
          </table:table-cell>
        </table:table-row>
        <table:table-row>
          <table:table-cell table:style-name="Table5.A1" office:value-type="string">
            <text:p text:style-name="P84">De meeste mensen die ik respecteer en bewonder <text:span text:style-name="T22">weerhouden zich er de komende maand van te roken.</text:span></text:p>
          </table:table-cell>
          <table:table-cell table:style-name="Table5.A1" office:value-type="string">
            <text:p text:style-name="P65">Onwaarschijnlijk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Waarschijnlijk</text:p>
          </table:table-cell>
        </table:table-row>
        <table:table-row>
          <table:table-cell table:style-name="Table5.A1" office:value-type="string">
            <text:p text:style-name="P72">Hoeveel van de mensen die zijn zoals jij <text:span text:style-name="T17">hebben zich er de afgelopen maand van weerhouden te roken?</text:span></text:p>
          </table:table-cell>
          <table:table-cell table:style-name="Table5.A1" office:value-type="string">
            <text:p text:style-name="P65">Niemand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Iedereen</text:p>
          </table:table-cell>
        </table:table-row>
        <table:table-row>
          <table:table-cell table:style-name="Table5.A1" office:value-type="string">
            <text:p text:style-name="P72">Ik heb er vertrouwen in dat als ik dat wil, ik <text:span text:style-name="T22">me er de komende maand van kan weerhouden te roken</text:span>.</text:p>
          </table:table-cell>
          <table:table-cell table:style-name="Table5.A1" office:value-type="string">
            <text:p text:style-name="P68"><text:span text:style-name="T17">Helemaal geen vertrouwen</text:span>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Heel veel vertrouwen</text:p>
          </table:table-cell>
        </table:table-row>
        <table:table-row>
          <table:table-cell table:style-name="Table5.A1" office:value-type="string">
            <text:p text:style-name="P82">Of ik <text:span text:style-name="T22">me er </text:span>de komende maand <text:span text:style-name="T22">van weerhoud om te roken</text:span>, bepaal ik ...</text:p>
          </table:table-cell>
          <table:table-cell table:style-name="Table5.A1" office:value-type="string">
            <text:p text:style-name="P65">Helemaal niet zelf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Helemaal zelf</text:p>
          </table:table-cell>
        </table:table-row>
        <table:table-row>
          <table:table-cell table:style-name="Table5.A1" office:value-type="string">
            <text:p text:style-name="P66">Als ik echt zou willen, dan zou ik <text:span text:style-name="T22">me er </text:span>de komende maand <text:span text:style-name="T22">van kunnen weerhouden te roken</text:span>.</text:p>
          </table:table-cell>
          <table:table-cell table:style-name="Table5.A1" office:value-type="string">
            <text:p text:style-name="P65">Onwaarschijnlijk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Waarschijnlijk</text:p>
          </table:table-cell>
        </table:table-row>
        <table:table-row>
          <table:table-cell table:style-name="Table5.A1" office:value-type="string">
            <text:p text:style-name="P66">Of ik <text:span text:style-name="T22">me er </text:span>de komende maand <text:span text:style-name="T22">van weerhoud te roken </text:span>is onder mijn controle.</text:p>
          </table:table-cell>
          <table:table-cell table:style-name="Table5.A1" office:value-type="string">
            <text:p text:style-name="P65">Helemaal niet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1"></text:p>
          </table:table-cell>
          <table:table-cell table:style-name="Table5.A1" office:value-type="string">
            <text:p text:style-name="P66">Volledig</text:p>
          </table:table-cell>
        </table:table-row>
      </table:table>
      <text:p text:style-name="P46"/>
      <text:p text:style-name="P16"><text:soft-page-break/></text:p>
      <text:p text:style-name="P18"><text:span text:style-name="Default_20_Paragraph_20_Font"><text:span text:style-name="T1"/></text:span></text:p>
      <text:p text:style-name="P5"><text:span text:style-name="T4">Operationalisations</text:span><text:span text:style-name="T3">: English version</text:span></text:p>
      <text:p text:style-name="P36">age</text:p>
      <text:p text:style-name="P7">How old are you?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I am </text:p>
          </table:table-cell>
          <table:table-cell table:style-name="Table2.B1" office:value-type="string">
            <text:p text:style-name="P15"/>
          </table:table-cell>
          <table:table-cell table:style-name="Table2.C1" office:value-type="string">
            <text:p text:style-name="P13"><text:s/>years old.</text:p>
          </table:table-cell>
        </table:table-row>
      </table:table>
      <text:p text:style-name="P36">education</text:p>
      <text:p text:style-name="P40">(depends on country)</text:p>
      <text:p text:style-name="P11"><text:span text:style-name="T10">g</text:span><text:span text:style-name="T9">ender</text:span></text:p>
      <text:p text:style-name="P7"><text:span text:style-name="T8">What is your g</text:span>ender?</text:p>
      <text:list xml:id="list213234719573269" text:continue-numbering="true" text:style-name="L1">
        <text:list-item>
          <text:p text:style-name="P50"><text:span text:style-name="T8">Fem</text:span>ale</text:p>
        </text:list-item>
        <text:list-item>
          <text:p text:style-name="P50"><text:span text:style-name="T8">M</text:span>ale</text:p>
        </text:list-item>
        <text:list-item>
          <text:p text:style-name="P50">Prefer not to disclose</text:p>
        </text:list-item>
        <text:list-item>
          <text:p text:style-name="P50"><text:span text:style-name="T7">I am</text:span>: …………………….……………</text:p>
        </text:list-item>
      </text:list>
      <text:p text:style-name="P58"><text:span text:style-name="Default_20_Paragraph_20_Font"><text:span text:style-name="T1"/></text:span></text:p>
      <text:p text:style-name="P41">exercise_raa</text:p>
      <text:p text:style-name="P45"><text:span text:style-name="T5">Instructi</text:span><text:span text:style-name="T6">on</text:span>: The next 16 items concern exercising. We kindly ask you to complete these items, <text:span text:style-name="T12">regardless of whether you do or do not engage in exercising</text:span>. This because we are interested in differences between these groups. Moreover, there are no right or wrong answers – we are interested in your ideas about exercising.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33">I intend to exercise for at least one hour every week in the next month.</text:p>
          </table:table-cell>
          <table:table-cell table:style-name="Table4.A1" office:value-type="string">
            <text:p text:style-name="P32">Definitely do not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19">Definitely do</text:p>
          </table:table-cell>
        </table:table-row>
        <table:table-row>
          <table:table-cell table:style-name="Table4.A1" office:value-type="string">
            <text:p text:style-name="P33">I will exercise for at least one hour every week in the next month.</text:p>
          </table:table-cell>
          <table:table-cell table:style-name="Table4.A1" office:value-type="string">
            <text:p text:style-name="P28">Unlikely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Likely</text:p>
          </table:table-cell>
        </table:table-row>
        <table:table-row>
          <table:table-cell table:style-name="Table4.A1" office:value-type="string">
            <text:p text:style-name="P33">I am willing to exercise for at least one hour every week in the next month.</text:p>
          </table:table-cell>
          <table:table-cell table:style-name="Table4.A1" office:value-type="string">
            <text:p text:style-name="P28">False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True</text:p>
          </table:table-cell>
        </table:table-row>
        <text:soft-page-break/>
        <table:table-row>
          <table:table-cell table:style-name="Table4.A1" office:value-type="string">
            <text:p text:style-name="P33">I plan to exercise for at least one hour every week in the next month.</text:p>
          </table:table-cell>
          <table:table-cell table:style-name="Table4.A1" office:value-type="string">
            <text:p text:style-name="P28">Absolutely not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Absolutely</text:p>
          </table:table-cell>
        </table:table-row>
        <table:table-row>
          <table:table-cell table:style-name="Table4.A1" office:value-type="string">
            <text:p text:style-name="P33">For me, exercising for at least one hour every week in the next month is …</text:p>
          </table:table-cell>
          <table:table-cell table:style-name="Table4.A1" office:value-type="string">
            <text:p text:style-name="P28">Bad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Good</text:p>
          </table:table-cell>
        </table:table-row>
        <table:table-row>
          <table:table-cell table:style-name="Table4.A1" office:value-type="string">
            <text:p text:style-name="P33">For me, exercising for at least one hour every week in the next month is …</text:p>
          </table:table-cell>
          <table:table-cell table:style-name="Table4.A1" office:value-type="string">
            <text:p text:style-name="P28">Unpleasant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Pleasant</text:p>
          </table:table-cell>
        </table:table-row>
        <table:table-row>
          <table:table-cell table:style-name="Table4.A1" office:value-type="string">
            <text:p text:style-name="P33">For me, exercising for at least one hour every week in the next month is …</text:p>
          </table:table-cell>
          <table:table-cell table:style-name="Table4.A1" office:value-type="string">
            <text:p text:style-name="P28">Harmful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Beneficial</text:p>
          </table:table-cell>
        </table:table-row>
        <table:table-row>
          <table:table-cell table:style-name="Table4.A1" office:value-type="string">
            <text:p text:style-name="P33">For me, exercising for at least one hour every week in the next month is …</text:p>
          </table:table-cell>
          <table:table-cell table:style-name="Table4.A1" office:value-type="string">
            <text:p text:style-name="P28">Boring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Interesting</text:p>
          </table:table-cell>
        </table:table-row>
        <table:table-row>
          <table:table-cell table:style-name="Table4.A1" office:value-type="string">
            <text:p text:style-name="P33">Most people who are important to me think I should exercise for at least one hour every week in the next month.</text:p>
          </table:table-cell>
          <table:table-cell table:style-name="Table4.A1" office:value-type="string">
            <text:p text:style-name="P28">False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True</text:p>
          </table:table-cell>
        </table:table-row>
        <table:table-row>
          <table:table-cell table:style-name="Table4.A1" office:value-type="string">
            <text:p text:style-name="P33">Most people whose opinions I value would ... of my exercising for at least one hour every week in the next month.</text:p>
          </table:table-cell>
          <table:table-cell table:style-name="Table4.A1" office:value-type="string">
            <text:p text:style-name="P28">Disapprove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Approve</text:p>
          </table:table-cell>
        </table:table-row>
        <table:table-row>
          <table:table-cell table:style-name="Table4.A1" office:value-type="string">
            <text:p text:style-name="P33">Most people I respect and admire will exercise for at least one hour every week in the next month.</text:p>
          </table:table-cell>
          <table:table-cell table:style-name="Table4.A1" office:value-type="string">
            <text:p text:style-name="P28">Unlikely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Likely</text:p>
          </table:table-cell>
        </table:table-row>
        <table:table-row>
          <table:table-cell table:style-name="Table4.A1" office:value-type="string">
            <text:p text:style-name="P33">How many people like you have exercised for at least one hour every week in the past month?</text:p>
          </table:table-cell>
          <table:table-cell table:style-name="Table4.A1" office:value-type="string">
            <text:p text:style-name="P28">Nobody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Everybody</text:p>
          </table:table-cell>
        </table:table-row>
        <table:table-row>
          <table:table-cell table:style-name="Table4.A1" office:value-type="string">
            <text:p text:style-name="P33">I am confident that if I want to, I can exercise for at least one hour every week in the next month.</text:p>
          </table:table-cell>
          <table:table-cell table:style-name="Table4.A1" office:value-type="string">
            <text:p text:style-name="P28">No confidence at all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A lot of<text:line-break/>confidence</text:p>
          </table:table-cell>
        </table:table-row>
        <table:table-row>
          <table:table-cell table:style-name="Table4.A1" office:value-type="string">
            <text:p text:style-name="P33">Whether I exercise for at least one hour every week in the next month is …</text:p>
          </table:table-cell>
          <table:table-cell table:style-name="Table4.A1" office:value-type="string">
            <text:p text:style-name="P28">Not up to me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Completely up to me</text:p>
          </table:table-cell>
        </table:table-row>
        <table:table-row>
          <table:table-cell table:style-name="Table4.A1" office:value-type="string">
            <text:p text:style-name="P33">If I really wanted to, I could exercise for at least one hour every week in the next month.</text:p>
          </table:table-cell>
          <table:table-cell table:style-name="Table4.A1" office:value-type="string">
            <text:p text:style-name="P28">Unlikely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Likely</text:p>
          </table:table-cell>
        </table:table-row>
        <table:table-row>
          <table:table-cell table:style-name="Table4.A1" office:value-type="string">
            <text:p text:style-name="P33">For me to exercise for at least one hour every week in the next month is under my control.</text:p>
          </table:table-cell>
          <table:table-cell table:style-name="Table4.A1" office:value-type="string">
            <text:p text:style-name="P28">Not at all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60"></text:p>
          </table:table-cell>
          <table:table-cell table:style-name="Table4.A1" office:value-type="string">
            <text:p text:style-name="P30">Completely</text:p>
          </table:table-cell>
        </table:table-row>
      </table:table>
      <text:p text:style-name="P48"><text:span text:style-name="Default_20_Paragraph_20_Font"><text:span text:style-name="T1"/></text:span></text:p>
      <text:p text:style-name="P43"><text:span text:style-name="T23">smoking</text:span>_raa</text:p>
      <text:p text:style-name="P45"><text:span text:style-name="T5">Instructi</text:span><text:span text:style-name="T6">on</text:span>: The next 16 items concern <text:span text:style-name="T23">smoking</text:span>. We kindly ask you to complete these items, <text:span text:style-name="T12">regardless of whether you do or do not engage in </text:span><text:span text:style-name="T14">smoking</text:span>. This because we are <text:soft-page-break/>interested in differences between these groups. Moreover, there are no right or wrong answers – we are interested in your ideas about <text:span text:style-name="T23">smoking</text:span>.</text:p>
      <table:table table:name="Table6" table:style-name="Table6">
        <table:table-column table:style-name="Table6.A"/>
        <table:table-column table:style-name="Table6.B"/>
        <table:table-column table:style-name="Table6.C" table:number-columns-repeated="5"/>
        <table:table-column table:style-name="Table6.H"/>
        <table:table-row>
          <table:table-cell table:style-name="Table6.A1" office:value-type="string">
            <text:p text:style-name="P80"/>
          </table:table-cell>
          <table:table-cell table:style-name="Table6.A1" office:value-type="string">
            <text:p text:style-name="P76"/>
          </table:table-cell>
          <table:table-cell table:style-name="Table6.A1" office:value-type="string">
            <text:p text:style-name="P80"/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78"/>
          </table:table-cell>
          <table:table-cell table:style-name="Table6.A1" office:value-type="string">
            <text:p text:style-name="P80"/>
          </table:table-cell>
        </table:table-row>
        <table:table-row>
          <table:table-cell table:style-name="Table6.A1" office:value-type="string">
            <text:p text:style-name="P74">I intend to <text:span text:style-name="T23">refrain from smoking</text:span> in the next month.</text:p>
          </table:table-cell>
          <table:table-cell table:style-name="Table6.A1" office:value-type="string">
            <text:p text:style-name="P64">Definitely do not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85">Definitely do</text:p>
          </table:table-cell>
        </table:table-row>
        <table:table-row>
          <table:table-cell table:style-name="Table6.A1" office:value-type="string">
            <text:p text:style-name="P74">I will <text:span text:style-name="T23">refrain from smoking </text:span>in the next month.</text:p>
          </table:table-cell>
          <table:table-cell table:style-name="Table6.A1" office:value-type="string">
            <text:p text:style-name="P69">Unlikely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Likely</text:p>
          </table:table-cell>
        </table:table-row>
        <table:table-row>
          <table:table-cell table:style-name="Table6.A1" office:value-type="string">
            <text:p text:style-name="P74">I am willing to <text:span text:style-name="T23">refrain from smoking </text:span>in the next month.</text:p>
          </table:table-cell>
          <table:table-cell table:style-name="Table6.A1" office:value-type="string">
            <text:p text:style-name="P69">False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True</text:p>
          </table:table-cell>
        </table:table-row>
        <table:table-row>
          <table:table-cell table:style-name="Table6.A1" office:value-type="string">
            <text:p text:style-name="P74">I plan to <text:span text:style-name="T23">refrain from smoking </text:span>in the next month.</text:p>
          </table:table-cell>
          <table:table-cell table:style-name="Table6.A1" office:value-type="string">
            <text:p text:style-name="P69">Absolutely not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Absolutely</text:p>
          </table:table-cell>
        </table:table-row>
        <table:table-row>
          <table:table-cell table:style-name="Table6.A1" office:value-type="string">
            <text:p text:style-name="P74">For me, <text:span text:style-name="T23">refraining from smoking </text:span>in the next month is …</text:p>
          </table:table-cell>
          <table:table-cell table:style-name="Table6.A1" office:value-type="string">
            <text:p text:style-name="P69">Bad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Good</text:p>
          </table:table-cell>
        </table:table-row>
        <table:table-row>
          <table:table-cell table:style-name="Table6.A1" office:value-type="string">
            <text:p text:style-name="P74">For me, <text:span text:style-name="T23">refraining from smoking </text:span>in the next month is …</text:p>
          </table:table-cell>
          <table:table-cell table:style-name="Table6.A1" office:value-type="string">
            <text:p text:style-name="P69">Unpleasant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Pleasant</text:p>
          </table:table-cell>
        </table:table-row>
        <table:table-row>
          <table:table-cell table:style-name="Table6.A1" office:value-type="string">
            <text:p text:style-name="P74">For me, <text:span text:style-name="T23">refraining from smoking </text:span>in the next month is …</text:p>
          </table:table-cell>
          <table:table-cell table:style-name="Table6.A1" office:value-type="string">
            <text:p text:style-name="P69">Harmful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Beneficial</text:p>
          </table:table-cell>
        </table:table-row>
        <table:table-row>
          <table:table-cell table:style-name="Table6.A1" office:value-type="string">
            <text:p text:style-name="P74">For me, <text:span text:style-name="T23">refraining from smoking </text:span>in the next month is …</text:p>
          </table:table-cell>
          <table:table-cell table:style-name="Table6.A1" office:value-type="string">
            <text:p text:style-name="P69">Boring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Interesting</text:p>
          </table:table-cell>
        </table:table-row>
        <table:table-row>
          <table:table-cell table:style-name="Table6.A1" office:value-type="string">
            <text:p text:style-name="P74">Most people who are important to me think I should <text:span text:style-name="T23">refrain from smoking </text:span>in the next month.</text:p>
          </table:table-cell>
          <table:table-cell table:style-name="Table6.A1" office:value-type="string">
            <text:p text:style-name="P69">False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True</text:p>
          </table:table-cell>
        </table:table-row>
        <table:table-row>
          <table:table-cell table:style-name="Table6.A1" office:value-type="string">
            <text:p text:style-name="P74">Most people whose opinions I value would ... of my <text:span text:style-name="T23">refraining from smoking </text:span>in the next month.</text:p>
          </table:table-cell>
          <table:table-cell table:style-name="Table6.A1" office:value-type="string">
            <text:p text:style-name="P69">Disapprove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Approve</text:p>
          </table:table-cell>
        </table:table-row>
        <table:table-row>
          <table:table-cell table:style-name="Table6.A1" office:value-type="string">
            <text:p text:style-name="P74">Most people I respect and admire will <text:span text:style-name="T23">refrain from smoking </text:span>in the next month.</text:p>
          </table:table-cell>
          <table:table-cell table:style-name="Table6.A1" office:value-type="string">
            <text:p text:style-name="P69">Unlikely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Likely</text:p>
          </table:table-cell>
        </table:table-row>
        <table:table-row>
          <table:table-cell table:style-name="Table6.A1" office:value-type="string">
            <text:p text:style-name="P74">How many people like you have <text:span text:style-name="T23">refrained from smoking </text:span>in the past month?</text:p>
          </table:table-cell>
          <table:table-cell table:style-name="Table6.A1" office:value-type="string">
            <text:p text:style-name="P69">Nobody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Everybody</text:p>
          </table:table-cell>
        </table:table-row>
        <table:table-row>
          <table:table-cell table:style-name="Table6.A1" office:value-type="string">
            <text:p text:style-name="P74">I am confident that if I want to, I can <text:span text:style-name="T23">refrain from smoking </text:span>in the next month.</text:p>
          </table:table-cell>
          <table:table-cell table:style-name="Table6.A1" office:value-type="string">
            <text:p text:style-name="P69">No confidence at all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A lot of<text:line-break/>confidence</text:p>
          </table:table-cell>
        </table:table-row>
        <table:table-row>
          <table:table-cell table:style-name="Table6.A1" office:value-type="string">
            <text:p text:style-name="P74">Whether I <text:span text:style-name="T23">refrain from smoking </text:span>in the next month is …</text:p>
          </table:table-cell>
          <table:table-cell table:style-name="Table6.A1" office:value-type="string">
            <text:p text:style-name="P69">Not up to me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Completely up to me</text:p>
          </table:table-cell>
        </table:table-row>
        <table:table-row>
          <table:table-cell table:style-name="Table6.A1" office:value-type="string">
            <text:p text:style-name="P74">If I really wanted to, I could <text:span text:style-name="T23">refrain from smoking </text:span>in the next month.</text:p>
          </table:table-cell>
          <table:table-cell table:style-name="Table6.A1" office:value-type="string">
            <text:p text:style-name="P69">Unlikely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Likely</text:p>
          </table:table-cell>
        </table:table-row>
        <text:soft-page-break/>
        <table:table-row>
          <table:table-cell table:style-name="Table6.A1" office:value-type="string">
            <text:p text:style-name="P74">For me to <text:span text:style-name="T23">refrain from smoking in the next month </text:span>is under my control.</text:p>
          </table:table-cell>
          <table:table-cell table:style-name="Table6.A1" office:value-type="string">
            <text:p text:style-name="P69">Not at all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62"></text:p>
          </table:table-cell>
          <table:table-cell table:style-name="Table6.A1" office:value-type="string">
            <text:p text:style-name="P71">Completely</text:p>
          </table:table-cell>
        </table:table-row>
      </table:table>
      <text:p text:style-name="P47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/>
    <style:font-face style:name="Wingdings1" svg:font-family="Wingdings"/>
    <style:font-face style:name="Palatino Linotype" svg:font-family="'Palatino Linotype'" style:font-family-generic="roman"/>
    <style:font-face style:name="Courier New" svg:font-family="'Courier New'" style:font-family-generic="modern" style:font-pitch="fixed"/>
    <style:font-face style:name="Palatino Linotype1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2.82m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7m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2.7mm" fo:margin-right="0mm" fo:hyphenation-ladder-count="no-limit" fo:text-indent="0m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mm" fo:margin-bottom="4.99mm" loext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 LibreOffice_project/efb621ed25068d70781dc026f7e9c5187a4decd1</meta:generator>
    <dc:title/>
    <dc:description/>
    <dc:subject/>
    <meta:initial-creator>Gjalt-Jorn Peters</meta:initial-creator>
    <dc:creator>Gjalt-Jorn Peters</dc:creator>
    <meta:creation-date>2018-10-16T10:54:00Z</meta:creation-date>
    <dc:date>2018-10-29T21:27:16.958000000</dc:date>
    <meta:editing-cycles>16</meta:editing-cycles>
    <meta:editing-duration>PT20H24M17S</meta:editing-duration>
    <meta:document-statistic meta:table-count="6" meta:image-count="0" meta:object-count="0" meta:page-count="8" meta:paragraph-count="565" meta:word-count="1920" meta:character-count="9085" meta:non-whitespace-character-count="7737"/>
    <meta:template xlink:type="simple" xlink:actuate="onRequest" xlink:title="" xlink:href="../../procedures-and-communications/CROP-determinant-calibration-1-netherlands---advert-and-consent.odt/Normal.dotm"/>
  </office:meta>
</office:document-meta>
</file>